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>
          <style:tab-stop style:position="63.73mm"/>
        </style:tab-stops>
      </style:paragraph-properties>
      <style:text-properties style:font-name="Liberation Serif" fo:font-size="13pt" fo:font-weight="bold" officeooo:rsid="000861f7" officeooo:paragraph-rsid="000861f7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164cc5" officeooo:paragraph-rsid="000861f7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officeooo:paragraph-rsid="000861f7"/>
    </style:style>
    <style:style style:name="P4" style:family="paragraph" style:parent-style-name="List_20_Paragraph" style:list-style-name="L1">
      <style:paragraph-properties fo:text-align="justify" style:justify-single-word="false">
        <style:tab-stops>
          <style:tab-stop style:position="63.73mm"/>
        </style:tab-stops>
      </style:paragraph-properties>
      <style:text-properties style:font-name="Liberation Serif" fo:font-size="13pt" officeooo:paragraph-rsid="000861f7" style:font-size-asian="13pt" style:font-size-complex="13pt"/>
    </style:style>
    <style:style style:name="P5" style:family="paragraph" style:parent-style-name="List_20_Paragraph" style:list-style-name="L1">
      <style:paragraph-properties fo:text-align="justify" style:justify-single-word="false">
        <style:tab-stops>
          <style:tab-stop style:position="63.73mm"/>
        </style:tab-stops>
      </style:paragraph-properties>
      <style:text-properties style:font-name="Liberation Serif" fo:font-size="13pt" officeooo:paragraph-rsid="0009a6fc" style:font-size-asian="13pt" style:font-size-complex="13pt"/>
    </style:style>
    <style:style style:name="P6" style:family="paragraph" style:parent-style-name="List_20_Paragraph" style:list-style-name="L1">
      <style:paragraph-properties fo:text-align="justify" style:justify-single-word="false">
        <style:tab-stops>
          <style:tab-stop style:position="63.73mm"/>
        </style:tab-stops>
      </style:paragraph-properties>
      <style:text-properties style:font-name="Liberation Serif" fo:font-size="13pt" officeooo:paragraph-rsid="000b59eb" style:font-size-asian="13pt" style:font-size-complex="13pt"/>
    </style:style>
    <style:style style:name="P7" style:family="paragraph" style:parent-style-name="List_20_Paragraph" style:list-style-name="L1">
      <style:paragraph-properties fo:text-align="justify" style:justify-single-word="false">
        <style:tab-stops>
          <style:tab-stop style:position="63.73mm"/>
        </style:tab-stops>
      </style:paragraph-properties>
      <style:text-properties style:font-name="Liberation Serif" fo:font-size="13pt" officeooo:paragraph-rsid="000df82b" style:font-size-asian="13pt" style:font-size-complex="13pt"/>
    </style:style>
    <style:style style:name="P8" style:family="paragraph" style:parent-style-name="List_20_Paragraph" style:list-style-name="L1">
      <style:paragraph-properties fo:text-align="justify" style:justify-single-word="false">
        <style:tab-stops>
          <style:tab-stop style:position="63.73mm"/>
        </style:tab-stops>
      </style:paragraph-properties>
      <style:text-properties style:font-name="Liberation Serif" fo:font-size="13pt" officeooo:paragraph-rsid="000e407f" style:font-size-asian="13pt" style:font-size-complex="13pt"/>
    </style:style>
    <style:style style:name="P9" style:family="paragraph" style:parent-style-name="List_20_Paragraph" style:list-style-name="L1">
      <style:paragraph-properties fo:text-align="justify" style:justify-single-word="false">
        <style:tab-stops>
          <style:tab-stop style:position="63.73mm"/>
        </style:tab-stops>
      </style:paragraph-properties>
      <style:text-properties style:font-name="Liberation Serif" fo:font-size="13pt" officeooo:rsid="000e407f" officeooo:paragraph-rsid="000e407f" style:font-size-asian="13pt" style:font-size-complex="13pt"/>
    </style:style>
    <style:style style:name="P10" style:family="paragraph" style:parent-style-name="List_20_Paragraph" style:list-style-name="L1">
      <style:paragraph-properties fo:text-align="justify" style:justify-single-word="false">
        <style:tab-stops>
          <style:tab-stop style:position="63.73mm"/>
        </style:tab-stops>
      </style:paragraph-properties>
      <style:text-properties style:font-name="Liberation Serif" fo:font-size="13pt" officeooo:rsid="00111268" officeooo:paragraph-rsid="00111268" style:font-size-asian="13pt" style:font-size-complex="13pt"/>
    </style:style>
    <style:style style:name="P11" style:family="paragraph" style:parent-style-name="List_20_Paragraph" style:list-style-name="L1">
      <style:paragraph-properties fo:text-align="justify" style:justify-single-word="false">
        <style:tab-stops>
          <style:tab-stop style:position="63.73mm"/>
        </style:tab-stops>
      </style:paragraph-properties>
      <style:text-properties style:font-name="Liberation Serif" fo:font-size="13pt" officeooo:rsid="00119c45" officeooo:paragraph-rsid="00119c45" style:font-size-asian="13pt" style:font-size-complex="13pt"/>
    </style:style>
    <style:style style:name="P12" style:family="paragraph" style:parent-style-name="List_20_Paragraph" style:list-style-name="L1">
      <style:paragraph-properties fo:text-align="justify" style:justify-single-word="false">
        <style:tab-stops>
          <style:tab-stop style:position="63.73mm"/>
        </style:tab-stops>
      </style:paragraph-properties>
      <style:text-properties style:font-name="Liberation Serif" fo:font-size="13pt" fo:language="lv" fo:country="LV" fo:font-weight="normal" officeooo:rsid="000861f7" officeooo:paragraph-rsid="000861f7" style:font-size-asian="13pt" style:font-weight-asian="normal" style:font-size-complex="13pt" style:font-weight-complex="normal"/>
    </style:style>
    <style:style style:name="P13" style:family="paragraph" style:parent-style-name="List_20_Paragraph" style:list-style-name="L1">
      <style:paragraph-properties fo:text-align="justify" style:justify-single-word="false">
        <style:tab-stops>
          <style:tab-stop style:position="63.73mm"/>
        </style:tab-stops>
      </style:paragraph-properties>
      <style:text-properties style:font-name="Liberation Serif" fo:font-size="13pt" fo:language="lv" fo:country="LV" fo:font-weight="normal" officeooo:rsid="000b59eb" officeooo:paragraph-rsid="000b59eb" style:font-size-asian="13pt" style:font-weight-asian="normal" style:font-size-complex="13pt" style:font-weight-complex="normal"/>
    </style:style>
    <style:style style:name="P14" style:family="paragraph" style:parent-style-name="List_20_Paragraph" style:list-style-name="L1">
      <style:paragraph-properties fo:text-align="justify" style:justify-single-word="false">
        <style:tab-stops>
          <style:tab-stop style:position="63.73mm"/>
        </style:tab-stops>
      </style:paragraph-properties>
      <style:text-properties style:font-name="Liberation Serif" fo:font-size="13pt" fo:language="lv" fo:country="LV" fo:font-weight="normal" officeooo:rsid="000c4488" officeooo:paragraph-rsid="000c4488" style:font-size-asian="13pt" style:font-weight-asian="normal" style:font-size-complex="13pt" style:font-weight-complex="normal"/>
    </style:style>
    <style:style style:name="P15" style:family="paragraph" style:parent-style-name="List_20_Paragraph" style:list-style-name="L1">
      <style:paragraph-properties fo:text-align="justify" style:justify-single-word="false">
        <style:tab-stops>
          <style:tab-stop style:position="63.73mm"/>
        </style:tab-stops>
      </style:paragraph-properties>
      <style:text-properties style:font-name="Liberation Serif" fo:font-size="13pt" fo:language="lv" fo:country="LV" fo:font-weight="normal" officeooo:rsid="000e407f" officeooo:paragraph-rsid="000e407f" style:font-size-asian="13pt" style:font-weight-asian="normal" style:font-size-complex="13pt" style:font-weight-complex="normal"/>
    </style:style>
    <style:style style:name="P16" style:family="paragraph" style:parent-style-name="List_20_Paragraph" style:list-style-name="L1">
      <style:paragraph-properties fo:text-align="justify" style:justify-single-word="false">
        <style:tab-stops>
          <style:tab-stop style:position="63.73mm"/>
        </style:tab-stops>
      </style:paragraph-properties>
      <style:text-properties style:font-name="Liberation Serif" officeooo:paragraph-rsid="00111268"/>
    </style:style>
    <style:style style:name="P17" style:family="paragraph" style:parent-style-name="List_20_Paragraph" style:list-style-name="L1">
      <style:paragraph-properties fo:text-align="justify" style:justify-single-word="false">
        <style:tab-stops>
          <style:tab-stop style:position="63.73mm"/>
        </style:tab-stops>
      </style:paragraph-properties>
      <style:text-properties officeooo:paragraph-rsid="000861f7"/>
    </style:style>
    <style:style style:name="T1" style:family="text">
      <style:text-properties officeooo:rsid="001986e7"/>
    </style:style>
    <style:style style:name="T2" style:family="text">
      <style:text-properties style:font-name="Liberation Serif" fo:font-size="13pt" fo:language="lv" fo:country="LV" fo:font-weight="normal" officeooo:rsid="000861f7" style:font-size-asian="13pt" style:font-weight-asian="normal" style:font-size-complex="13pt" style:font-weight-complex="normal"/>
    </style:style>
    <style:style style:name="T3" style:family="text">
      <style:text-properties style:font-name="Liberation Serif" fo:font-size="13pt" fo:language="lv" fo:country="LV" fo:font-weight="normal" officeooo:rsid="00172b54" style:font-size-asian="13pt" style:font-weight-asian="normal" style:font-size-complex="13pt" style:font-weight-complex="normal"/>
    </style:style>
    <style:style style:name="T4" style:family="text">
      <style:text-properties fo:language="lv" fo:country="LV" fo:font-weight="normal" style:font-weight-asian="normal" style:font-weight-complex="normal"/>
    </style:style>
    <style:style style:name="T5" style:family="text">
      <style:text-properties fo:language="lv" fo:country="LV" fo:font-weight="normal" officeooo:rsid="000861f7" style:font-weight-asian="normal" style:font-weight-complex="normal"/>
    </style:style>
    <style:style style:name="T6" style:family="text">
      <style:text-properties fo:language="lv" fo:country="LV" fo:font-weight="normal" officeooo:rsid="0009a6fc" style:font-weight-asian="normal" style:font-weight-complex="normal"/>
    </style:style>
    <style:style style:name="T7" style:family="text">
      <style:text-properties fo:language="lv" fo:country="LV" fo:font-weight="normal" officeooo:rsid="000b59eb" style:font-weight-asian="normal" style:font-weight-complex="normal"/>
    </style:style>
    <style:style style:name="T8" style:family="text">
      <style:text-properties fo:language="lv" fo:country="LV" fo:font-weight="normal" officeooo:rsid="000c4488" style:font-weight-asian="normal" style:font-weight-complex="normal"/>
    </style:style>
    <style:style style:name="T9" style:family="text">
      <style:text-properties fo:language="lv" fo:country="LV" fo:font-weight="normal" officeooo:rsid="000df82b" style:font-weight-asian="normal" style:font-weight-complex="normal"/>
    </style:style>
    <style:style style:name="T10" style:family="text">
      <style:text-properties fo:language="lv" fo:country="LV" fo:font-weight="normal" officeooo:rsid="000e1595" style:font-weight-asian="normal" style:font-weight-complex="normal"/>
    </style:style>
    <style:style style:name="T11" style:family="text">
      <style:text-properties fo:language="lv" fo:country="LV" fo:font-weight="normal" officeooo:rsid="001107e4" style:font-weight-asian="normal" style:font-weight-complex="normal"/>
    </style:style>
    <style:style style:name="T12" style:family="text">
      <style:text-properties fo:language="lv" fo:country="LV" fo:font-weight="normal" officeooo:rsid="000e407f" style:font-weight-asian="normal" style:font-weight-complex="normal"/>
    </style:style>
    <style:style style:name="T13" style:family="text">
      <style:text-properties fo:language="lv" fo:country="LV" fo:font-weight="normal" officeooo:rsid="00100a7d" style:font-weight-asian="normal" style:font-weight-complex="normal"/>
    </style:style>
    <style:style style:name="T14" style:family="text">
      <style:text-properties fo:language="lv" fo:country="LV" fo:font-weight="normal" officeooo:rsid="00111268" style:font-weight-asian="normal" style:font-weight-complex="normal"/>
    </style:style>
    <style:style style:name="T15" style:family="text">
      <style:text-properties fo:language="lv" fo:country="LV" fo:font-weight="normal" officeooo:rsid="00119c45" style:font-weight-asian="normal" style:font-weight-complex="normal"/>
    </style:style>
    <style:style style:name="T16" style:family="text">
      <style:text-properties fo:language="lv" fo:country="LV" fo:font-weight="normal" officeooo:rsid="00142547" style:font-weight-asian="normal" style:font-weight-complex="normal"/>
    </style:style>
    <style:style style:name="T17" style:family="text">
      <style:text-properties fo:language="lv" fo:country="LV" fo:font-weight="normal" officeooo:rsid="00160164" style:font-weight-asian="normal" style:font-weight-complex="normal"/>
    </style:style>
    <style:style style:name="T18" style:family="text">
      <style:text-properties fo:language="lv" fo:country="LV" fo:font-weight="normal" officeooo:rsid="00172b54" style:font-weight-asian="normal" style:font-weight-complex="normal"/>
    </style:style>
    <style:style style:name="T19" style:family="text">
      <style:text-properties officeooo:rsid="000df82b"/>
    </style:style>
    <style:style style:name="T20" style:family="text">
      <style:text-properties fo:font-size="16pt" fo:font-weight="bold" officeooo:rsid="00164cc5" style:font-size-asian="14pt" style:font-weight-asian="bold" style:font-size-complex="16pt" style:font-weight-complex="bold"/>
    </style:style>
    <style:style style:name="T21" style:family="text">
      <style:text-properties fo:font-size="16pt" fo:font-weight="bold" officeooo:rsid="000861f7" style:font-size-asian="14pt" style:font-weight-asian="bold" style:font-size-complex="16pt" style:font-weight-complex="bold"/>
    </style:style>
    <style:style style:name="T22" style:family="text">
      <style:text-properties fo:font-size="13pt" fo:language="lv" fo:country="LV" fo:font-weight="normal" officeooo:rsid="000c4488" style:font-size-asian="13pt" style:font-weight-asian="normal" style:font-size-complex="13pt" style:font-weight-complex="normal"/>
    </style:style>
    <style:style style:name="T23" style:family="text">
      <style:text-properties fo:font-size="13pt" fo:language="lv" fo:country="LV" fo:font-weight="normal" officeooo:rsid="00111268" style:font-size-asian="13pt" style:font-weight-asian="normal" style:font-size-complex="13pt" style:font-weight-complex="normal"/>
    </style:style>
    <style:style style:name="T24" style:family="text">
      <style:text-properties fo:font-size="13pt" fo:language="lv" fo:country="LV" fo:font-weight="normal" officeooo:rsid="00129870" style:font-size-asian="13pt" style:font-weight-asian="normal" style:font-size-complex="13pt" style:font-weight-complex="normal"/>
    </style:style>
    <style:style style:name="T25" style:family="text">
      <style:text-properties fo:font-size="13pt" fo:language="lv" fo:country="LV" fo:font-weight="normal" officeooo:rsid="00119c45" style:font-size-asian="13pt" style:font-weight-asian="normal" style:font-size-complex="13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0">PR</text:span><text:span text:style-name="T21">ASĪBU SPECIFIKĀCIJA</text:span></text:p>
      <text:p text:style-name="P2"/>
      <text:p text:style-name="P2">TESTS “<text:span text:style-name="T1">KURŠ NO GRĀMATU VAROŅIEM?</text:span>”</text:p>
      <text:p text:style-name="P2"/>
      <text:p text:style-name="P2"/>
      <text:p text:style-name="P1">Programmas funkciju uzskaitījums:</text:p>
      <text:p text:style-name="P1"/>
      <text:list xml:id="list4104316878" text:style-name="L1">
        <text:list-item>
          <text:p text:style-name="P4"><text:span text:style-name="T5">Pēc programmas iedarbināšanas ekrānā redzams t</text:span><text:span text:style-name="T17">e</text:span><text:span text:style-name="T5">sta nosaukums "Kurš no grāmatu varoņiem?" un poga testa uzsākšanai.</text:span></text:p>
        </text:list-item>
        <text:list-item>
          <text:p text:style-name="P12">Programmas logu var aizvērt, pievērt un palielināt/samazināt mainot programmas loga izmēru <text:s/>jebkurā programmas darbības brīdī.</text:p>
        </text:list-item>
        <text:list-item>
          <text:p text:style-name="P12">Pēc testa uzsākšanas vienlaicīgi ekrānā redzams viens <text:s/>no 10 jautājumiem un tā atbilžu varianti.</text:p>
        </text:list-item>
        <text:list-item>
          <text:p text:style-name="P17"><text:span text:style-name="T2">Ekrāna </text:span><text:span text:style-name="T3">labajā</text:span><text:span text:style-name="T2"> augšējā stūrī redzams jautājumu skaitītājs (1 no 10).</text:span></text:p>
        </text:list-item>
        <text:list-item>
          <text:p text:style-name="P5"><text:span text:style-name="T5">Pēc atbildes izvēles tiek parādīts nākošais </text:span><text:span text:style-name="T6">j</text:span><text:span text:style-name="T5">autājums un tā atbilžu varianti.</text:span></text:p>
        </text:list-item>
        <text:list-item>
          <text:p text:style-name="P5"><text:span text:style-name="T6">Tests</text:span><text:span text:style-name="T5"> turpinās tik ilgi, līdz lietotājs sniedzis atbildes uz </text:span><text:span text:style-name="T6">visiem</text:span><text:span text:style-name="T5"> 10 </text:span><text:span text:style-name="T6">jautājumiem</text:span><text:span text:style-name="T5">.</text:span></text:p>
        </text:list-item>
        <text:list-item>
          <text:p text:style-name="P6"><text:span text:style-name="T6">Testa</text:span><text:span text:style-name="T5"> beigās, </text:span><text:span text:style-name="T16">izrietot no atbildēm,</text:span><text:span text:style-name="T5"> </text:span><text:span text:style-name="T6">s</text:span><text:span text:style-name="T7">alīdzina ar kuru grāmatas varoni izpildītājs ir vislīdzīgākais, tad parāda </text:span><text:span text:style-name="T18">mazu aprakstu un grāmatu + autoru</text:span><text:span text:style-name="T7">:</text:span></text:p>
          <text:p text:style-name="P13"/>
          <text:list>
            <text:list-item>
              <text:p text:style-name="P14">Tu esi vislīdzīgākais/ā HARIJAM POTERAM! Tev diezgan labi padodas skola, bet tu labprātāk pavadi laiku <text:span text:style-name="T19">spēlējot galda spēles un lidojot uz slotas 🪄</text:span></text:p>
              <text:p text:style-name="P15">Harijs Poters, grāmatu sērijas (Dž. K Roulinga)</text:p>
            </text:list-item>
            <text:list-item>
              <text:p text:style-name="P7"><text:span text:style-name="T8">Tu esi vislīdzīgākais/ā </text:span><text:span text:style-name="T9">KATNISAI EVERDĪNAI</text:span><text:span text:style-name="T8">! Tu</text:span><text:span text:style-name="T9"> esi brīvs un aktīvs cilvēks, taču tu arī augsti vērtē mieru. Brīvajā laikā tu ej pastaigās pa mežu </text:span><text:span text:style-name="T10">un izbaudi klusumu 🏹</text:span></text:p>
              <text:p text:style-name="P9"><text:span text:style-name="T10">B</text:span><text:span text:style-name="T4">ada spēles, triloģija (Sūzena Kolinsa</text:span><text:span text:style-name="T11">)</text:span></text:p>
            </text:list-item>
            <text:list-item>
              <text:p text:style-name="P8"><text:span text:style-name="T8">Tu esi vislīdzīgākais/ā </text:span><text:span text:style-name="T12">ANNAI NO ZAĻAJIEM JUMTIEM</text:span><text:span text:style-name="T8">! </text:span><text:span text:style-name="T12">Tu esi </text:span><text:span text:style-name="T13">ļoti patīkams </text:span><text:span text:style-name="T12">cilvēks ar plašu iztēli. </text:span><text:span text:style-name="T11">Esi čakls un tas ir labi pamanāms skolā un </text:span><text:span text:style-name="T14">dzīvē 🌼</text:span></text:p>
              <text:p text:style-name="P10"><text:span text:style-name="T14">A</text:span><text:span text:style-name="T4">nna no Zaļajiem Jumtiem, grāmatu sērijas (L. M Montgomerija)</text:span></text:p>
            </text:list-item>
            <text:list-item>
              <text:p text:style-name="P16"><text:span text:style-name="T22">Tu esi vislīdzīgākais/ā </text:span><text:span text:style-name="T23">MUMINTROLLIM</text:span><text:span text:style-name="T22">! </text:span><text:span text:style-name="T23">Tu esi </text:span><text:span text:style-name="T24">piedzīvojumu</text:span><text:span text:style-name="T23"> meklētājs, tev patīk jautri pavadīt laiku ar draugiem. </text:span><text:span text:style-name="T25">Ļoti iespējams tev arī ļoti patīk gulēt (Mumintroļļi guļ ziemas miegu ;)) 🌊</text:span></text:p>
              <text:p text:style-name="P11"><text:span text:style-name="T15">M</text:span><text:span text:style-name="T4">umini, grāmatu sērijas (Tūve Jansone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2.82mm" loext:contextual-spacing="true" fo:text-indent="0m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5T20:18:23.039587316</meta:creation-date>
    <dc:date>2024-02-27T18:59:29.469463314</dc:date>
    <meta:editing-duration>PT34M23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9" meta:word-count="255" meta:character-count="1645" meta:non-whitespace-character-count="1422"/>
  </office:meta>
</office:document-meta>
</file>